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Liberation Serif'" style:font-family-asian="'Liberation Serif'" style:font-family-complex="'Liberation Serif'" fo:background-color="transparent" style:use-window-font-color="true"/>
    </style:style>
    <style:style style:name="T7" style:family="text">
      <style:text-properties fo:font-size="14.00pt" fo:font-weight="bold" fo:font-family="'Liberation Serif'" style:font-family-asian="'Liberation Serif'" style:font-family-complex="'Liberation Serif'" fo:background-color="transparent" style:use-window-font-color="true"/>
    </style:style>
    <style:style style:name="T8" style:family="text">
      <style:text-properties fo:font-size="14.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12"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6.00pt" fo:font-weight="normal" fo:font-family="'Liberation Serif'" style:font-family-asian="'Liberation Serif'" style:font-family-complex="'Liberation Serif'" fo:background-color="transparent" style:use-window-font-color="true"/>
    </style:style>
    <style:style style:name="T1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bold" fo:font-family="'Liberation Serif'" style:font-family-asian="'Liberation Serif'" style:font-family-complex="'Liberation Serif'" fo:background-color="transparent" style:use-window-font-color="true"/>
    </style:style>
    <style:style style:name="T18" style:family="text">
      <style:text-properties fo:font-size="14.00pt" fo:font-weight="normal" fo:font-family="'Liberation Serif'" style:font-family-asian="'Liberation Serif'" style:font-family-complex="'Liberation Serif'" fo:background-color="transparent" style:use-window-font-color="true"/>
    </style:style>
    <style:style style:name="T19" style:family="text">
      <style:text-properties fo:font-size="16.00pt" fo:font-weight="normal" fo:font-family="'Liberation Serif'" style:font-family-asian="'Liberation Serif'" style:font-family-complex="'Liberation Serif'" fo:background-color="transparent" style:use-window-font-color="true"/>
    </style:style>
    <style:style style:name="T20" style:family="text">
      <style:text-properties fo:font-size="16.00pt" fo:font-weight="normal" fo:font-family="Calibri" style:font-family-asian="Calibri" style:font-family-complex="Calibri" fo:background-color="transparent" style:use-window-font-color="true"/>
    </style:style>
    <style:style style:name="T21" style:family="text">
      <style:text-properties fo:font-size="16.00pt" fo:font-weight="normal" fo:font-family="'Liberation Serif'" style:font-family-asian="'Liberation Serif'" style:font-family-complex="'Liberation Serif'" fo:background-color="transparent" style:use-window-font-color="true"/>
    </style:style>
    <style:style style:name="T22"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Liberation Serif'" style:font-family-asian="'Liberation Serif'" style:font-family-complex="'Liberation Serif'" fo:background-color="transparent" style:use-window-font-color="true"/>
    </style:style>
    <style:style style:name="T25" style:family="text">
      <style:text-properties fo:font-size="14.00pt" fo:font-weight="bold" fo:font-family="'Liberation Serif'" style:font-family-asian="'Liberation Serif'" style:font-family-complex="'Liberation Serif'" fo:background-color="transparent" style:use-window-font-color="true"/>
    </style:style>
    <style:style style:name="T26" style:family="text">
      <style:text-properties fo:font-size="14.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Times New Roman'" style:font-family-asian="'Times New Roman'" style:font-family-complex="'Times New Roman'" fo:background-color="#ffffff" fo:color="#1a1a1a"/>
    </style:style>
    <style:style style:name="T29" style:family="text">
      <style:text-properties fo:font-size="14.00pt" fo:font-weight="normal" fo:font-family="'Times New Roman'" style:font-family-asian="'Times New Roman'" style:font-family-complex="'Times New Roman'" fo:background-color="transparent" fo:color="#000000"/>
    </style:style>
    <style:style style:name="T30" style:family="text">
      <style:text-properties fo:font-size="11.00pt" fo:font-weight="normal" fo:font-family="'Times New Roman'" style:font-family-asian="'Times New Roman'" style:font-family-complex="'Times New Roman'" fo:background-color="transparent" style:use-window-font-color="true"/>
    </style:style>
    <style:style style:name="T31" style:family="text">
      <style:text-properties fo:font-size="14.00pt" fo:font-weight="normal" fo:font-family="'Times New Roman'" style:font-family-asian="'Times New Roman'" style:font-family-complex="'Times New Roman'" fo:background-color="transparent" fo:color="#000000"/>
    </style:style>
    <style:style style:name="T32" style:family="text">
      <style:text-properties fo:font-size="14.00pt" fo:font-weight="normal" fo:font-family="'Times New Roman'" style:font-family-asian="'Times New Roman'" style:font-family-complex="'Times New Roman'"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ffffff" fo:color="#1a1a1a"/>
    </style:style>
    <style:style style:name="T34" style:family="text">
      <style:text-properties fo:font-size="11.00pt" fo:font-weight="normal" fo:font-family="'Times New Roman'" style:font-family-asian="'Times New Roman'" style:font-family-complex="'Times New Roman'"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fo:color="#000000"/>
    </style:style>
    <style:style style:name="T36" style:family="text">
      <style:text-properties fo:font-size="11.00pt" fo:font-weight="normal" fo:font-family="'Times New Roman'" style:font-family-asian="'Times New Roman'" style:font-family-complex="'Times New Roman'" fo:background-color="transparent" style:use-window-font-color="true"/>
    </style:style>
    <style:style style:name="T37" style:family="text">
      <style:text-properties fo:font-size="14.00pt" fo:font-weight="normal" fo:font-family="'Times New Roman'" style:font-family-asian="'Times New Roman'" style:font-family-complex="'Times New Roman'" fo:background-color="transparent" fo:color="#000000"/>
    </style:style>
    <style:style style:name="T38" style:family="text">
      <style:text-properties fo:font-size="11.00pt" fo:font-weight="normal" fo:font-family="'Times New Roman'" style:font-family-asian="'Times New Roman'" style:font-family-complex="'Times New Roman'" fo:background-color="transparent" style:use-window-font-color="true"/>
    </style:style>
    <style:style style:name="T39" style:family="text">
      <style:text-properties fo:font-size="14.00pt" fo:font-weight="bold" fo:font-family="'Times New Roman'" style:font-family-asian="'Times New Roman'" style:font-family-complex="'Times New Roman'" fo:background-color="#ffffff" fo:color="#1a1a1a"/>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6.00pt" fo:font-weight="normal" fo:font-family="'Liberation Serif'" style:font-family-asian="'Liberation Serif'" style:font-family-complex="'Liberation Serif'" fo:background-color="transparent" style:use-window-font-color="true"/>
    </style:style>
    <style:style style:name="T42"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bold" fo:font-family="'Liberation Serif'" style:font-family-asian="'Liberation Serif'" style:font-family-complex="'Liberation Serif'" fo:background-color="transparent" style:use-window-font-color="true"/>
    </style:style>
    <style:style style:name="T45" style:family="text">
      <style:text-properties fo:font-size="14.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normal" fo:font-family="'Liberation Serif'" style:font-family-asian="'Liberation Serif'" style:font-family-complex="'Liberation Serif'" fo:background-color="transparent" style:use-window-font-color="true"/>
    </style:style>
    <style:style style:name="T48"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9" style:family="text">
      <style:text-properties fo:font-size="14.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normal" fo:font-family="'Liberation Serif'" style:font-family-asian="'Liberation Serif'" style:font-family-complex="'Liberation Serif'" fo:background-color="transparent" style:use-window-font-color="true"/>
    </style:style>
    <style:style style:name="T52" style:family="text">
      <style:text-properties fo:font-size="14.00pt" fo:font-weight="normal" fo:font-family="'Liberation Serif'" style:font-family-asian="'Liberation Serif'" style:font-family-complex="'Liberation Serif'" fo:background-color="transparent" style:use-window-font-color="true"/>
    </style:style>
    <style:style style:name="T53"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4" style:family="text">
      <style:text-properties fo:font-size="14.00pt" fo:font-weight="normal" fo:font-family="'Liberation Serif'" style:font-family-asian="'Liberation Serif'" style:font-family-complex="'Liberation Serif'" fo:background-color="transparent" style:use-window-font-color="true"/>
    </style:style>
    <style:style style:name="T55" style:family="text">
      <style:text-properties fo:font-size="16.00pt" fo:font-weight="normal" fo:font-family="'Times New Roman'" style:font-family-asian="'Times New Roman'" style:font-family-complex="'Times New Roman'" fo:background-color="transparent" style:use-window-font-color="true"/>
    </style:style>
    <style:style style:name="T56" style:family="text">
      <style:text-properties fo:font-size="14.00pt" fo:font-weight="normal"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normal" fo:font-family="'Liberation Serif'" style:font-family-asian="'Liberation Serif'" style:font-family-complex="'Liberation Serif'" fo:background-color="transparent" style:use-window-font-color="true"/>
    </style:style>
    <style:style style:name="T61"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Liberation Serif'" style:font-family-asian="'Liberation Serif'" style:font-family-complex="'Liberation Serif'" fo:background-color="transparent" style:use-window-font-color="true"/>
    </style:style>
    <style:style style:name="T6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6" style:family="text">
      <style:text-properties fo:font-size="14.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style:use-window-font-color="true"/>
    </style:style>
    <style:style style:name="T69"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0" style:family="text">
      <style:text-properties fo:font-size="14.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normal" fo:font-family="'Liberation Serif'" style:font-family-asian="'Liberation Serif'" style:font-family-complex="'Liberation Serif'" fo:background-color="transparent" style:use-window-font-color="true"/>
    </style:style>
    <style:style style:name="T7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style:use-window-font-color="true"/>
    </style:style>
    <style:style style:name="T8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86" style:family="text">
      <style:text-properties fo:font-size="14.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bold" fo:font-family="'Liberation Serif'" style:font-family-asian="'Liberation Serif'" style:font-family-complex="'Liberation Serif'" fo:background-color="transparent" style:use-window-font-color="true" fo:font-style="italic"/>
    </style:style>
    <style:style style:name="T88" style:family="text">
      <style:text-properties fo:font-size="11.00pt" fo:font-weight="normal" fo:font-family="'Liberation Serif'" style:font-family-asian="'Liberation Serif'" style:font-family-complex="'Liberation Serif'" fo:background-color="transparent" style:use-window-font-color="true"/>
    </style:style>
    <style:style style:name="T89" style:family="text">
      <style:text-properties fo:font-size="14.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normal" fo:font-family="'Liberation Serif'" style:font-family-asian="'Liberation Serif'" style:font-family-complex="'Liberation Serif'" fo:background-color="transparent" style:use-window-font-color="true"/>
    </style:style>
    <style:style style:name="T92"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93" style:family="text">
      <style:text-properties fo:font-size="14.00pt" fo:font-weight="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normal" fo:font-family="'Liberation Serif'" style:font-family-asian="'Liberation Serif'" style:font-family-complex="'Liberation Serif'" fo:background-color="transparent" style:use-window-font-color="true"/>
    </style:style>
    <style:style style:name="T96"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97" style:family="text">
      <style:text-properties fo:font-size="14.00pt" fo:font-weight="normal" fo:font-family="'Liberation Serif'" style:font-family-asian="'Liberation Serif'" style:font-family-complex="'Liberation Serif'"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normal" fo:font-family="'Liberation Serif'" style:font-family-asian="'Liberation Serif'" style:font-family-complex="'Liberation Serif'" fo:background-color="transparent" style:use-window-font-color="true"/>
    </style:style>
    <style:style style:name="T100"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01" style:family="text">
      <style:text-properties fo:font-size="14.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bold" fo:font-family="'Liberation Serif'" style:font-family-asian="'Liberation Serif'" style:font-family-complex="'Liberation Serif'" fo:background-color="transparent" style:use-window-font-color="true" fo:font-style="italic"/>
    </style:style>
    <style:style style:name="T103" style:family="text">
      <style:text-properties fo:font-size="14.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4.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4.00pt" fo:font-weight="normal" fo:font-family="'Liberation Serif'" style:font-family-asian="'Liberation Serif'" style:font-family-complex="'Liberation Serif'" fo:background-color="transparent" style:use-window-font-color="true"/>
    </style:style>
    <style:style style:name="T108"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09" style:family="text">
      <style:text-properties fo:font-size="14.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4.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normal" fo:font-family="'Liberation Serif'" style:font-family-asian="'Liberation Serif'" style:font-family-complex="'Liberation Serif'" fo:background-color="transparent" style:use-window-font-color="true"/>
    </style:style>
    <style:style style:name="T114"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5" style:family="text">
      <style:text-properties fo:font-size="14.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4.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style:use-window-font-color="true"/>
    </style:style>
    <style:style style:name="T120"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21" style:family="text">
      <style:text-properties fo:font-size="14.00pt" fo:font-weight="normal" fo:font-family="'Liberation Serif'" style:font-family-asian="'Liberation Serif'" style:font-family-complex="'Liberation Serif'"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4.00pt" fo:font-weight="normal" fo:font-family="'Liberation Serif'" style:font-family-asian="'Liberation Serif'" style:font-family-complex="'Liberation Serif'" fo:background-color="transparent" style:use-window-font-color="true"/>
    </style:style>
    <style:style style:name="T124" style:family="text">
      <style:text-properties fo:font-size="14.00pt" fo:font-weight="normal" fo:font-family="'Liberation Serif'" style:font-family-asian="'Liberation Serif'" style:font-family-complex="'Liberation Serif'" fo:background-color="transparent" style:use-window-font-color="true"/>
    </style:style>
    <style:style style:name="T12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26" style:family="text">
      <style:text-properties fo:font-size="14.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bold" fo:font-family="'Liberation Serif'" style:font-family-asian="'Liberation Serif'" style:font-family-complex="'Liberation Serif'" fo:background-color="transparent" style:use-window-font-color="true" fo:font-style="italic"/>
    </style:style>
    <style:style style:name="T128" style:family="text">
      <style:text-properties fo:font-size="14.00pt" fo:font-weight="normal" fo:font-family="'Liberation Serif'" style:font-family-asian="'Liberation Serif'" style:font-family-complex="'Liberation Serif'"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4.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style: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text:s text:c="55"/></text:span><text:span text:style-name="T3">Lab Report No: 02</text:span></text:p>
      <text:p text:style-name="P1"><text:span text:style-name="T4"><text:s text:c="7"/></text:span><text:span text:style-name="T5"/></text:p>
      <text:p text:style-name="P1"><text:span text:style-name="T5"/></text:p>
      <text:p text:style-name="P1"><text:span text:style-name="T6">Name of the lab report :<text:s text:c="2"/></text:span><text:span text:style-name="T7">Basic Linux command.</text:span></text:p>
      <text:p text:style-name="P1"><text:span text:style-name="T7"/></text:p>
      <text:p text:style-name="P1"><text:span text:style-name="T8">Name : Ramkrishno Majumder</text:span></text:p>
      <text:p text:style-name="P1"><text:span text:style-name="T9">ID : IT-16028</text:span></text:p>
      <text:p text:style-name="P2"><text:span text:style-name="T10"/></text:p>
      <text:p text:style-name="P2"><text:span text:style-name="T10"/></text:p>
      <text:p text:style-name="P2"><text:span text:style-name="T10"/></text:p>
      <text:p text:style-name="P2"><text:span text:style-name="T10"/></text:p>
      <text:p text:style-name="P3"><text:span text:style-name="T11">Basic Linux Operating System Command</text:span><text:span text:style-name="T12"/></text:p>
      <text:p text:style-name="P4"><text:span text:style-name="T13"/></text:p>
      <text:p text:style-name="P4"><text:span text:style-name="T14">Q.<text:s/></text:span><text:span text:style-name="T15">What is Linux command?</text:span></text:p>
      <text:p text:style-name="P4"><text:span text:style-name="T16"/></text:p>
      <text:p text:style-name="P4"><text:span text:style-name="T17">Solution:<text:s/></text:span><text:span text:style-name="T18">Linux has been around since the mid-1990s and has since reached a user-base that spans the globe. Just like Windows, iOS, and Mac OS, Linux is an operating system. In fact, one of the most popular platforms on the planet, Android, is powered by the Linux operating system. An operating system is software that manages all of the hardware resources associated with our desktop or laptop. To put it simply, the operating system manages the communication between our software and your hardware. All the Linux commands are run in the terminal provided by the Linux system. This terminal is just like command prompt of Windows OS. Linux commands are case-sensitive. The terminal can be used to accomplish all Administrative tasks. This includes package installation, file manipulation, and user management. Linux terminal is user-interactive. The terminal outputs the results of commands which are specified by the user itself. Execution of typed command is done only after you press the Enter key.</text:span><text:span text:style-name="T19"/></text:p>
      <text:p text:style-name="P4"><text:span text:style-name="T20"/></text:p>
      <text:p text:style-name="P4"><text:span text:style-name="T20"/></text:p>
      <text:p text:style-name="P4"><text:span text:style-name="T20"/></text:p>
      <text:p text:style-name="P4"><text:span text:style-name="T21">Q.<text:s/></text:span><text:span text:style-name="T22">Write 15 commands of Linux operating system.</text:span></text:p>
      <text:p text:style-name="P4"><text:span text:style-name="T23"/></text:p>
      <text:p text:style-name="P4"><text:span text:style-name="T24">Solution</text:span><text:span text:style-name="T25">:<text:s/></text:span><text:span text:style-name="T26">15 commands of Linux Operating System are given below : </text:span></text:p>
      <text:p text:style-name="P4"><text:span text:style-name="T27"/></text:p>
      <text:p text:style-name="P5"><text:span text:style-name="T28"><text:s text:c="10"/>1. pwd </text:span></text:p>
      <text:p text:style-name="P5"><text:span text:style-name="T29"><text:tab/>2. ls</text:span><text:span text:style-name="T30"/></text:p>
      <text:p text:style-name="P5"><text:span text:style-name="T31"><text:tab/>3. cd</text:span><text:span text:style-name="T32"/></text:p>
      <text:p text:style-name="P5"><text:span text:style-name="T33"><text:tab/>4. mkdir</text:span><text:span text:style-name="T34"/></text:p>
      <text:p text:style-name="P5"><text:span text:style-name="T35"><text:tab/>5. rm</text:span><text:span text:style-name="T36"/></text:p>
      <text:p text:style-name="P5"><text:span text:style-name="T37"><text:tab/>6. mv</text:span></text:p>
      <text:p text:style-name="P5"><text:span text:style-name="T37"><text:tab/>7. cp</text:span></text:p>
      <text:p text:style-name="P5"><text:span text:style-name="T37"><text:tab/>8. type</text:span></text:p>
      <text:p text:style-name="P5"><text:span text:style-name="T37"><text:tab/>9. which</text:span></text:p>
      <text:p text:style-name="P5"><text:span text:style-name="T37"><text:tab/>10. --help</text:span></text:p>
      <text:p text:style-name="P5"><text:span text:style-name="T37"><text:tab/>11. man</text:span></text:p>
      <text:p text:style-name="P5"><text:span text:style-name="T37"><text:tab/>12. echo</text:span></text:p>
      <text:p text:style-name="P5"><text:span text:style-name="T37"><text:tab/>13. ls -l</text:span></text:p>
      <text:p text:style-name="P5"><text:span text:style-name="T37"><text:tab/>14. chmod</text:span></text:p>
      <text:p text:style-name="P5"><text:span text:style-name="T37"><text:tab/>15. su</text:span><text:span text:style-name="T38"/></text:p>
      <text:p text:style-name="P6"><text:span text:style-name="T39"><text:tab/><text:line-break/></text:span><text:span text:style-name="T40"/></text:p>
      <text:p text:style-name="P6"><text:span text:style-name="T40"/></text:p>
      <text:p text:style-name="P6"><text:span text:style-name="T41">Q.<text:s/></text:span><text:span text:style-name="T42">Description of these operations of Linux Command.</text:span></text:p>
      <text:p text:style-name="P6"><text:span text:style-name="T43"/></text:p>
      <text:p text:style-name="P6"><text:span text:style-name="T44">Solution:<text:s text:c="2"/></text:span><text:span text:style-name="T45">Describing the operation of Linux basic command<text:s text:c="2"/>: </text:span></text:p>
      <text:p text:style-name="P6"><text:span text:style-name="T46"/></text:p>
      <text:p text:style-name="P6"><text:span text:style-name="T47">1.<text:s/></text:span><text:span text:style-name="T48">pwd :<text:s/></text:span><text:span text:style-name="T49"><text:s text:c="2"/>The directory you are standing in is called the working directory. To find the name of the working directory, use the pwd command.</text:span></text:p>
      <text:p text:style-name="P6"><text:span text:style-name="T50"/></text:p>
      <text:p text:style-name="P7"><draw:frame text:anchor-type="as-char" svg:width="127.85mm" svg:height="11.43mm" style:rel-width="scale" style:rel-height="scale"><draw:object-ole xlink:href="OleObj1"/><draw:image xlink:href="ObjectReplacements/OleObj1"/></draw:frame><text:span text:style-name="T51"><text:s text:c="3"/></text:span></text:p>
      <text:p text:style-name="P8"><text:span text:style-name="T51"/></text:p>
      <text:p text:style-name="P9"><text:span text:style-name="T52">2.<text:s/></text:span><text:span text:style-name="T53">Is :<text:s/></text:span><text:span text:style-name="T54"><text:s text:c="2"/></text:span><text:span text:style-name="T55">ls command is used to know what files are in the directly you are in. That means,</text:span><text:span text:style-name="T56"><text:s/>It lists the files and folders in the directory you specify. </text:span></text:p>
      <text:p text:style-name="P9"><text:span text:style-name="T56"><text:s text:c="4"/></text:span></text:p>
      <text:p text:style-name="P10"><draw:frame text:anchor-type="as-char" svg:width="144.78mm" svg:height="17.57mm" style:rel-width="scale" style:rel-height="scale"><draw:object-ole xlink:href="OleObj2"/><draw:image xlink:href="ObjectReplacements/OleObj2"/></draw:frame><text:span text:style-name="T58"><text:s text:c="6"/></text:span></text:p>
      <text:p text:style-name="P11"><text:span text:style-name="T59"/></text:p>
      <text:p text:style-name="P11"><text:span text:style-name="T59"/></text:p>
      <text:p text:style-name="P11"><text:span text:style-name="T59"/></text:p>
      <text:p text:style-name="P11"><text:span text:style-name="T60">3.<text:s/></text:span><text:span text:style-name="T61">cd :<text:s/></text:span><text:span text:style-name="T62"><text:s text:c="2"/>To change your working directory (where you are standing in the maze) you use the cd command. To do this, type cd followed by the pathname of the desired working directory. A pathname is the route you take along the branches of the tree to get to the directory you want. Pathnames can be specified in one of two different ways; absolute pathnames or relative pathnames.</text:span></text:p>
      <text:p text:style-name="P11"><text:span text:style-name="T62"/></text:p>
      <text:p text:style-name="P11"><text:span text:style-name="T62"/></text:p>
      <text:p text:style-name="P12"><draw:frame text:anchor-type="as-char" svg:width="149.01mm" svg:height="15.88mm" style:rel-width="scale" style:rel-height="scale"><draw:object-ole xlink:href="OleObj3"/><draw:image xlink:href="ObjectReplacements/OleObj3"/></draw:frame><text:span text:style-name="T64"><text:s text:c="3"/></text:span></text:p>
      <text:p text:style-name="P13"><text:span text:style-name="T64"><text:s text:c="2"/></text:span></text:p>
      <text:p text:style-name="P14"><text:span text:style-name="T64">4.<text:s/></text:span><text:span text:style-name="T65">mkdir :</text:span><text:span text:style-name="T66"><text:s/>The mkdir command is used to create directories.</text:span></text:p>
      <text:p text:style-name="P14"><text:span text:style-name="T66"/></text:p>
      <text:p text:style-name="P14"><text:span text:style-name="T67"/></text:p>
      <text:p text:style-name="P15"><draw:frame text:anchor-type="as-char" svg:width="162.56mm" svg:height="11.85mm" style:rel-width="scale" style:rel-height="scale"><draw:object-ole xlink:href="OleObj4"/><draw:image xlink:href="ObjectReplacements/OleObj4"/></draw:frame><text:span text:style-name="T67"/></text:p>
      <text:p text:style-name="P16"><text:span text:style-name="T67"/></text:p>
      <text:p text:style-name="P16"><text:span text:style-name="T67"/></text:p>
      <text:p text:style-name="P16"><text:span text:style-name="T67"/></text:p>
      <text:p text:style-name="P16"><text:span text:style-name="T67"/></text:p>
      <text:p text:style-name="P16"><text:span text:style-name="T68">5.<text:s/></text:span><text:span text:style-name="T69">rm :</text:span><text:span text:style-name="T70"><text:s/>The rm command removes (deletes) files and directories.</text:span></text:p>
      <text:p text:style-name="P16"><text:span text:style-name="T71"/></text:p>
      <text:p text:style-name="P17"><draw:frame text:anchor-type="as-char" svg:width="154.73mm" svg:height="10.37mm" style:rel-width="scale" style:rel-height="scale"><draw:object-ole xlink:href="OleObj5"/><draw:image xlink:href="ObjectReplacements/OleObj5"/></draw:frame><text:span text:style-name="T72"><text:s/></text:span></text:p>
      <text:p text:style-name="P17"><text:span text:style-name="T72"/></text:p>
      <text:p text:style-name="P17"><text:span text:style-name="T72"/></text:p>
      <text:p text:style-name="P17"><text:span text:style-name="T72">Again, It can also be used to delete directories.</text:span></text:p>
      <text:p text:style-name="P17"><text:span text:style-name="T72"/></text:p>
      <text:p text:style-name="P17"><draw:frame text:anchor-type="as-char" svg:width="152.40mm" svg:height="9.95mm" style:rel-width="scale" style:rel-height="scale"><draw:object-ole xlink:href="OleObj6"/><draw:image xlink:href="ObjectReplacements/OleObj6"/></draw:frame><text:span text:style-name="T72"/></text:p>
      <text:p text:style-name="P17"><text:span text:style-name="T72"/></text:p>
      <text:p text:style-name="P18"><text:span text:style-name="T73"/></text:p>
      <text:p text:style-name="P18"><text:span text:style-name="T74"><text:s/>6.<text:s/></text:span><text:span text:style-name="T75">mv :</text:span><text:span text:style-name="T76"><text:s text:c="2"/>The mv command moves or renames files and directories depending on how it is used. It will either move one or more files to a different directory, or it will rename a file or directory. To rename a file, it is used.</text:span></text:p>
      <text:p text:style-name="P18"><text:span text:style-name="T77"/></text:p>
      <text:p text:style-name="P18"><text:span text:style-name="T77"/></text:p>
      <text:p text:style-name="P19"><draw:frame text:anchor-type="as-char" svg:width="175.90mm" svg:height="11.85mm" style:rel-width="scale" style:rel-height="scale"><draw:object-ole xlink:href="OleObj7"/><draw:image xlink:href="ObjectReplacements/OleObj7"/></draw:frame><text:span text:style-name="T77"/></text:p>
      <text:p text:style-name="P20"><text:span text:style-name="T77"/></text:p>
      <text:p text:style-name="P20"><text:span text:style-name="T77"/></text:p>
      <text:p text:style-name="P20"><text:span text:style-name="T77"/></text:p>
      <text:p text:style-name="P20"><text:span text:style-name="T78">7.<text:s text:c="2"/></text:span><text:span text:style-name="T79">cp :</text:span><text:span text:style-name="T80"><text:s/>The cp program copies files and directories. In its simplest form, it copies a single file.</text:span></text:p>
      <text:p text:style-name="P20"><text:span text:style-name="T80"/></text:p>
      <text:p text:style-name="P20"><text:span text:style-name="T81"/></text:p>
      <text:p text:style-name="P21"><draw:frame text:anchor-type="as-char" svg:width="146.26mm" svg:height="10.16mm" style:rel-width="scale" style:rel-height="scale"><draw:object-ole xlink:href="OleObj8"/><draw:image xlink:href="ObjectReplacements/OleObj8"/></draw:frame><text:span text:style-name="T82"><text:s text:c="5"/></text:span></text:p>
      <text:p text:style-name="P22"><text:span text:style-name="T83"/></text:p>
      <text:p text:style-name="P22"><text:span text:style-name="T83"/></text:p>
      <text:p text:style-name="P22"><text:span text:style-name="T83"/></text:p>
      <text:p text:style-name="P22"><text:span text:style-name="T83"/></text:p>
      <text:p text:style-name="P22"><text:span text:style-name="T84">8.<text:s/></text:span><text:span text:style-name="T85">type :<text:s/></text:span><text:span text:style-name="T86"><text:s/>The type command is a shell builtin that displays the kind of command the shell will execute, given a particular command name. It works like this:</text:span></text:p>
      <text:p text:style-name="P22"><text:span text:style-name="T86"/></text:p>
      <text:p text:style-name="P22"><text:span text:style-name="T86"><text:tab/></text:span><text:span text:style-name="T87">type command</text:span></text:p>
      <text:p text:style-name="P22"><text:span text:style-name="T88"/></text:p>
      <text:p text:style-name="P22"><text:span text:style-name="T89">where “command” is the name of the command you want to examine.</text:span></text:p>
      <text:p text:style-name="P22"><text:span text:style-name="T89"/></text:p>
      <text:p text:style-name="P22"><text:span text:style-name="T90"/></text:p>
      <text:p text:style-name="P23"><draw:frame text:anchor-type="as-char" svg:width="91.86mm" svg:height="18.63mm" style:rel-width="scale" style:rel-height="scale"><draw:object-ole xlink:href="OleObj9"/><draw:image xlink:href="ObjectReplacements/OleObj9"/></draw:frame><text:span text:style-name="T90"/></text:p>
      <text:p text:style-name="P24"><text:span text:style-name="T90"/></text:p>
      <text:p text:style-name="P24"><text:span text:style-name="T91"><text:s/>9.<text:s/></text:span><text:span text:style-name="T92">which:</text:span><text:span text:style-name="T93"><text:s text:c="2"/>Sometimes there is more than one version of an executable program installed on a system. While this is not very common on desktop systems, it's not unusual on large servers. To determine the exact location of a given executable, the which command is used.</text:span></text:p>
      <text:p text:style-name="P24"><text:span text:style-name="T93"/></text:p>
      <text:p text:style-name="P24"><text:span text:style-name="T94"/></text:p>
      <text:p text:style-name="P25"><draw:frame text:anchor-type="as-char" svg:width="155.15mm" svg:height="13.55mm" style:rel-width="scale" style:rel-height="scale"><draw:object-ole xlink:href="OleObj10"/><draw:image xlink:href="ObjectReplacements/OleObj10"/></draw:frame><text:span text:style-name="T94"/></text:p>
      <text:p text:style-name="P25"><text:span text:style-name="T94"/></text:p>
      <text:p text:style-name="P26"><text:span text:style-name="T94"/></text:p>
      <text:p text:style-name="P26"><text:span text:style-name="T95">10 .<text:s/></text:span><text:span text:style-name="T96">--help:</text:span><text:span text:style-name="T97"><text:s text:c="2"/>Many executable programs support a “--help” option that displays a description of the command's supported syntax and options. For example:</text:span></text:p>
      <text:p text:style-name="P26"><text:span text:style-name="T97"/></text:p>
      <text:p text:style-name="P26"><text:span text:style-name="T98"/></text:p>
      <text:p text:style-name="P27"><draw:frame text:anchor-type="as-char" svg:width="119.59mm" svg:height="35.98mm" style:rel-width="scale" style:rel-height="scale"><draw:object-ole xlink:href="OleObj11"/><draw:image xlink:href="ObjectReplacements/OleObj11"/></draw:frame><text:span text:style-name="T98"/></text:p>
      <text:p text:style-name="P27"><text:span text:style-name="T98"/></text:p>
      <text:p text:style-name="P27"><text:span text:style-name="T98"/></text:p>
      <text:p text:style-name="P28"><text:span text:style-name="T98"/></text:p>
      <text:p text:style-name="P28"><text:span text:style-name="T99">11.<text:s/></text:span><text:span text:style-name="T100">man:</text:span><text:span text:style-name="T101"><text:s text:c="2"/>Most executable programs intended for command line use provide a formal piece of documentation called a manual or man page. A special paging program called man is used to view them. It is used like this:</text:span></text:p>
      <text:p text:style-name="P28"><text:span text:style-name="T101"/></text:p>
      <text:p text:style-name="P28"><text:span text:style-name="T101"><text:tab/></text:span><text:span text:style-name="T102">man program</text:span></text:p>
      <text:p text:style-name="P28"><text:span text:style-name="T103"/></text:p>
      <text:p text:style-name="P28"><text:span text:style-name="T103">where “program” is the name of the command to view. Man pages vary somewhat in format but generally contain a title, a synopsis of the command's syntax, a description of the command's purpose, and a listing and description of each of the command's options.<text:s text:c="2"/></text:span></text:p>
      <text:p text:style-name="P28"><text:span text:style-name="T103"/></text:p>
      <text:p text:style-name="P28"><text:span text:style-name="T104"/></text:p>
      <text:p text:style-name="P29"><draw:frame text:anchor-type="as-char" svg:width="175.90mm" svg:height="12.07mm" style:rel-width="scale" style:rel-height="scale"><draw:object-ole xlink:href="OleObj12"/><draw:image xlink:href="ObjectReplacements/OleObj12"/></draw:frame><text:span text:style-name="T105"><text:s text:c="4"/></text:span></text:p>
      <text:p text:style-name="P30"><text:span text:style-name="T106"/></text:p>
      <text:p text:style-name="P30"><text:span text:style-name="T107"/></text:p>
      <text:p text:style-name="P30"><text:span text:style-name="T107">12 .<text:s/></text:span><text:span text:style-name="T108">echo :</text:span><text:span text:style-name="T109"><text:s text:c="2"/>echo is a shell builtin that performs a very simple task. It prints out its text arguments on standard output.</text:span></text:p>
      <text:p text:style-name="P30"><text:span text:style-name="T109"/></text:p>
      <text:p text:style-name="P30"><text:span text:style-name="T110"/></text:p>
      <text:p text:style-name="P31"><draw:frame text:anchor-type="as-char" svg:width="128.06mm" svg:height="11.22mm" style:rel-width="scale" style:rel-height="scale"><draw:object-ole xlink:href="OleObj13"/><draw:image xlink:href="ObjectReplacements/OleObj13"/></draw:frame><text:span text:style-name="T111"><text:s/></text:span></text:p>
      <text:p text:style-name="P32"><text:span text:style-name="T112"/></text:p>
      <text:p text:style-name="P32"><text:span text:style-name="T112"/></text:p>
      <text:p text:style-name="P32"><text:span text:style-name="T112"/></text:p>
      <text:p text:style-name="P32"><text:span text:style-name="T113">13 .<text:s/></text:span><text:span text:style-name="T114">ls -l :</text:span><text:span text:style-name="T115"><text:s text:c="2"/>To see the permission settings for a file, we can use the ls command. As an example, we will look at the bash program which is located in the /bin directory.</text:span></text:p>
      <text:p text:style-name="P32"><text:span text:style-name="T115"/></text:p>
      <text:p text:style-name="P32"><text:span text:style-name="T116"/></text:p>
      <text:p text:style-name="P33"><draw:frame text:anchor-type="as-char" svg:width="173.57mm" svg:height="20.74mm" style:rel-width="scale" style:rel-height="scale"><draw:object-ole xlink:href="OleObj14"/><draw:image xlink:href="ObjectReplacements/OleObj14"/></draw:frame><text:span text:style-name="T117"><text:s/></text:span></text:p>
      <text:p text:style-name="P33"><text:span text:style-name="T117"/></text:p>
      <text:p text:style-name="P34"><text:span text:style-name="T118"/></text:p>
      <text:p text:style-name="P34"><text:span text:style-name="T119">14.<text:s/></text:span><text:span text:style-name="T120">chmod :</text:span><text:span text:style-name="T121"><text:s text:c="2"/>The chmod command is used to change the permissions of a file or directory. To use it, you specify the desired permission settings and the file or files that you wish to modify. </text:span></text:p>
      <text:p text:style-name="P34"><text:span text:style-name="T121"/></text:p>
      <text:p text:style-name="P34"><text:span text:style-name="T122"/></text:p>
      <text:p text:style-name="P35"><draw:frame text:anchor-type="as-char" svg:width="175.90mm" svg:height="12.49mm" style:rel-width="scale" style:rel-height="scale"><draw:object-ole xlink:href="OleObj15"/><draw:image xlink:href="ObjectReplacements/OleObj15"/></draw:frame><text:span text:style-name="T123"><text:s text:c="3"/></text:span></text:p>
      <text:p text:style-name="P35"><text:span text:style-name="T123"/></text:p>
      <text:p text:style-name="P35"><text:span text:style-name="T123"/></text:p>
      <text:p text:style-name="P36"><text:span text:style-name="T124">15.<text:s/></text:span><text:span text:style-name="T125">su :</text:span><text:span text:style-name="T126"><text:s text:c="2"/>The su command allows you to become another user. To use the su command on a per-command basis, enter:</text:span></text:p>
      <text:p text:style-name="P36"><text:span text:style-name="T126"/></text:p>
      <text:p text:style-name="P36"><text:span text:style-name="T126"><text:tab/></text:span><text:span text:style-name="T127">su user -c command</text:span></text:p>
      <text:p text:style-name="P36"><text:span text:style-name="T128"/></text:p>
      <text:p text:style-name="P36"><text:span text:style-name="T129"/></text:p>
      <text:p text:style-name="P37"><draw:frame text:anchor-type="as-char" svg:width="117.90mm" svg:height="12.49mm" style:rel-width="scale" style:rel-height="scale"><draw:object-ole xlink:href="OleObj16"/><draw:image xlink:href="ObjectReplacements/OleObj16"/></draw:frame><text:span text:style-name="T130"><text:s/></text:span></text:p>
      <text:p text:style-name="P37"><text:span text:style-name="T130"/></text:p>
      <text:p text:style-name="P37"><text:span text:style-name="T130"/></text:p>
      <text:p text:style-name="P37"><text:span text:style-name="T130"/></text:p>
      <text:p text:style-name="P37"><text:span text:style-name="T130"/></text:p>
      <text:p text:style-name="P37"><text:span text:style-name="T130"/></text:p>
      <text:p text:style-name="P37"><text:span text:style-name="T130"/></text:p>
      <text:p text:style-name="P37"><text:span text:style-name="T13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